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cessus Clôture Ticket</text:p>
      <text:p text:style-name="Standard"/>
      <text:p text:style-name="Standard"/>
      <text:p text:style-name="Text_20_body">Pré-requis :</text:p>
      <text:list xml:id="list7877062629286466959" text:style-name="L1">
        <text:list-item>
          <text:p text:style-name="P1">Être connecté en tant que user au minimum (le locataire n'a pas la possibilité de clôturer un fichier).</text:p>
        </text:list-item>
        <text:list-item>
          <text:p text:style-name="P1">Pour clôturer un ticket, il doit être au minimum au statut 'En cours de traîtement'.</text:p>
        </text:list-item>
      </text:list>
      <text:p text:style-name="Standard"/>
      <text:p text:style-name="Text_20_body">Happy Path :</text:p>
      <text:list xml:id="list1240308970770579818" text:style-name="L2">
        <text:list-item>
          <text:p text:style-name="P2">Une fois le ticket selectionné, l'utilisateur a la possibilité de le clôturer SI ET SEULEMENT SI le ticket est en 'InProgress'.</text:p>
        </text:list-item>
        <text:list-item>
          <text:p text:style-name="P2">Le champ 'clôturer un ticket' se trouve sur la droite de l'écran sur la page view</text:p>
        </text:list-item>
        <text:list-item>
          <text:p text:style-name="P2">Ce champ n'apparaît même pas si le ticket en question n'est pas au statut en cours de traitement.</text:p>
        </text:list-item>
        <text:list-item>
          <text:p text:style-name="P2">Une fois dans la fenêtre, on a la possibilité de mettre un commentaire expliquant rapidement l'intervention. Le champ commentaire n'est pas obligatoire</text:p>
        </text:list-item>
        <text:list-item>
          <text:p text:style-name="P2">Une fois terminé, on clique sur clôturer et le 'TicketController' fait le reste du travail.</text:p>
        </text:list-item>
        <text:list-item>
          <text:p text:style-name="P2">Le rôle du contrôleur consiste à :</text:p>
          <text:list>
            <text:list-item>
              <text:p text:style-name="P2">passer le ticket au statut 'clôturé'</text:p>
            </text:list-item>
            <text:list-item>
              <text:p text:style-name="P2">créer un champ dans 'historique_ticket' avec l'id du ticket, le statut à 'clôturé' et la date et l'heure du moment où ça a été fait</text:p>
            </text:list-item>
          </text:list>
        </text:list-item>
        <text:list-item>
          <text:p text:style-name="P2">Le contrôleur met le commentaire introduit dans le champ 'descriptif' (Il n'écrase pas ce qu'il y a déjà dedans mais y rajoute le texte ' ---------- Clôture ---------- ' puis le texte introduit par l'utilisateu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 Toi</meta:initial-creator>
    <meta:creation-date>2014-02-19T17:40:50.34</meta:creation-date>
    <dc:date>2014-02-22T10:23:17.70</dc:date>
    <dc:creator>Moi Toi</dc:creator>
    <meta:editing-duration>PT30M8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1" meta:paragraph-count="14" meta:word-count="217" meta:character-count="1206"/>
  </office:meta>
</office:document-meta>
</file>